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Ejemplo obtenido de: <text:a xlink:type="simple" xlink:href="https://www.gnu.org/software/gsl/doc/html/randist.html#examples" text:style-name="Internet_20_link" text:visited-style-name="Visited_20_Internet_20_Link">https://www.gnu.org/software/gsl/doc/html/randist.html#examples</text:a></text:p>
      <text:p text:style-name="Standard"/>
      <text:p text:style-name="Standard">Genera 10 números provenientes de una distribución de Poisson con media igual a 3.</text:p>
      <text:p text:style-name="Standard"/>
      <text:p text:style-name="Standard">La salida del programa es:</text:p>
      <text:p text:style-name="Standard"/>
      <text:p text:style-name="Standard"><text:tab/><text:tab/>2 5 5 2 1 0 3 4 1 1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s" fo:country="MX" style:font-name-asian="DejaVu Sans" style:font-size-asian="12pt" style:language-asian="zh" style:country-asian="CN" style:font-name-complex="Noto Sans Arabic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MX" style:font-name-asian="DejaVu Sans" style:font-size-asian="12pt" style:language-asian="zh" style:country-asian="CN" style:font-name-complex="Noto Sans Arabic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6-16T17:05:02.157024601</dc:date>
    <meta:editing-duration>PT22S</meta:editing-duration>
    <meta:editing-cycles>2</meta:editing-cycles>
    <meta:generator>LibreOffice/7.2.7.2$Linux_X86_64 LibreOffice_project/20$Build-2</meta:generator>
    <meta:document-statistic meta:table-count="0" meta:image-count="0" meta:object-count="0" meta:page-count="1" meta:paragraph-count="4" meta:word-count="33" meta:character-count="213" meta:non-whitespace-character-count="182"/>
  </office:meta>
</office:document-meta>
</file>